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rmal_20__28_Web_29_" style:list-style-name="WWNum1">
      <style:paragraph-properties fo:margin-left="0.476cm" fo:margin-right="0cm" fo:margin-top="0cm" fo:margin-bottom="0.423cm" loext:contextual-spacing="false" fo:text-indent="-0.953cm" style:auto-text-indent="false">
        <style:tab-stops>
          <style:tab-stop style:position="0.635cm"/>
        </style:tab-stops>
      </style:paragraph-properties>
    </style:style>
    <style:style style:name="P2" style:family="paragraph" style:parent-style-name="Normal_20__28_Web_29_" style:list-style-name="WWNum1" style:master-page-name="Standard">
      <style:paragraph-properties fo:margin-left="0.476cm" fo:margin-right="0cm" fo:margin-top="0cm" fo:margin-bottom="0.423cm" loext:contextual-spacing="false" fo:text-indent="-0.953cm" style:auto-text-indent="false" style:page-number="auto">
        <style:tab-stops>
          <style:tab-stop style:position="0.635cm"/>
        </style:tab-stops>
      </style:paragraph-properties>
    </style:style>
    <style:style style:name="P3" style:family="paragraph" style:parent-style-name="Normal_20__28_Web_29_" style:list-style-name="WWNum2">
      <style:paragraph-properties fo:margin-top="0cm" fo:margin-bottom="0cm" loext:contextual-spacing="false">
        <style:tab-stops>
          <style:tab-stop style:position="0.635cm"/>
        </style:tab-stops>
      </style:paragraph-properties>
    </style:style>
    <style:style style:name="P4" style:family="paragraph" style:parent-style-name="Normal_20__28_Web_29_" style:list-style-name="WWNum2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officeooo:paragraph-rsid="00079ffb"/>
    </style:style>
    <style:style style:name="P5" style:family="paragraph" style:parent-style-name="Normal_20__28_Web_29_" style:list-style-name="WWNum2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officeooo:paragraph-rsid="000819ed"/>
    </style:style>
    <style:style style:name="P6" style:family="paragraph" style:parent-style-name="Normal_20__28_Web_29_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fo:color="#000000" style:font-name="Helvetica" style:font-name-complex="Helvetica1"/>
    </style:style>
    <style:style style:name="P7" style:family="paragraph" style:parent-style-name="Normal_20__28_Web_29_" style:list-style-name="WWNum2">
      <style:paragraph-properties fo:margin-top="0cm" fo:margin-bottom="0cm" loext:contextual-spacing="false" fo:line-height="100%">
        <style:tab-stops>
          <style:tab-stop style:position="0.635cm"/>
        </style:tab-stops>
      </style:paragraph-properties>
      <style:text-properties officeooo:rsid="00079ffb" officeooo:paragraph-rsid="00079ffb"/>
    </style:style>
    <style:style style:name="P8" style:family="paragraph" style:parent-style-name="Normal_20__28_Web_29_" style:list-style-name="WWNum2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officeooo:rsid="00079ffb" officeooo:paragraph-rsid="00079ffb"/>
    </style:style>
    <style:style style:name="P9" style:family="paragraph" style:parent-style-name="Normal_20__28_Web_29_" style:list-style-name="WWNum2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officeooo:rsid="000819ed" officeooo:paragraph-rsid="000819ed"/>
    </style:style>
    <style:style style:name="P10" style:family="paragraph" style:parent-style-name="Normal_20__28_Web_29_">
      <style:paragraph-properties fo:margin-left="0cm" fo:margin-right="0cm" fo:margin-top="0cm" fo:margin-bottom="0cm" loext:contextual-spacing="false" fo:text-indent="0.476cm" style:auto-text-indent="false">
        <style:tab-stops>
          <style:tab-stop style:position="0.635cm"/>
        </style:tab-stops>
      </style:paragraph-properties>
      <style:text-properties fo:color="#000000" style:font-name="Helvetica" style:font-name-complex="Helvetica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List_20_Paragraph" style:list-style-name="WWNum2">
      <style:paragraph-properties fo:margin-top="0cm" fo:margin-bottom="0cm" loext:contextual-spacing="false" fo:line-height="100%"/>
      <style:text-properties officeooo:rsid="00078f90" officeooo:paragraph-rsid="00078f90"/>
    </style:style>
    <style:style style:name="P14" style:family="paragraph" style:parent-style-name="List_20_Paragraph" style:list-style-name="WWNum2">
      <style:paragraph-properties fo:margin-top="0cm" fo:margin-bottom="0cm" loext:contextual-spacing="false" fo:line-height="100%"/>
      <style:text-properties officeooo:rsid="00079ffb" officeooo:paragraph-rsid="00079ffb"/>
    </style:style>
    <style:style style:name="P15" style:family="paragraph" style:parent-style-name="List_20_Paragraph">
      <style:paragraph-properties fo:margin-left="0.635cm" fo:margin-right="0cm" fo:margin-top="0cm" fo:margin-bottom="0cm" loext:contextual-spacing="false" fo:line-height="100%" fo:text-indent="-0.159cm" style:auto-text-indent="false"/>
      <style:text-properties fo:color="#000000" style:font-name="Helvetica" style:font-name-complex="Helvetica1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Helvetica" style:font-name-complex="Helvetica1"/>
    </style:style>
    <style:style style:name="T2" style:family="text">
      <style:text-properties fo:color="#000000" style:font-name="Helvetica" fo:font-style="italic" style:font-style-asian="italic" style:font-name-complex="Helvetica1"/>
    </style:style>
    <style:style style:name="T3" style:family="text">
      <style:text-properties fo:color="#000000" style:font-name="Helvetica" fo:font-style="italic" officeooo:rsid="00079ffb" style:font-style-asian="italic" style:font-name-complex="Helvetica1"/>
    </style:style>
    <style:style style:name="T4" style:family="text">
      <style:text-properties fo:color="#000000" style:font-name="Helvetica" fo:font-style="italic" officeooo:rsid="000819ed" style:font-style-asian="italic" style:font-name-complex="Helvetica1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fo:font-style="italic" officeooo:rsid="00078f90" style:font-size-asian="12pt" style:font-style-asian="italic" style:font-size-complex="12pt"/>
    </style:style>
    <style:style style:name="gr1" style:family="graphic">
      <style:graphic-properties draw:stroke="solid" svg:stroke-width="0.088cm" svg:stroke-color="#2e75b6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7cm" fo:margin-right="0.397cm" fo:margin-top="0.053cm" fo:margin-bottom="0.079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04594202630007048" text:style-name="WWNum1">
        <text:list-item>
          <text:p text:style-name="P2"><text:span text:style-name="T1">Project Members:</text:span></text:p>
        </text:list-item>
      </text:list>
      <text:list xml:id="list9195301158936082711" text:style-name="WWNum2">
        <text:list-item>
          <text:p text:style-name="P3"><text:span text:style-name="T2">Priyanshu Khandelwal</text:span></text:p>
        </text:list-item>
      </text:list>
      <text:p text:style-name="P10"/>
      <text:list xml:id="list235112341620726" text:continue-list="list7404594202630007048" text:style-name="WWNum1">
        <text:list-item>
          <text:p text:style-name="P1"><text:span text:style-name="T1">Accomplishments for the week -- and which team members participated/contributed</text:span></text:p>
        </text:list-item>
      </text:list>
      <text:list xml:id="list235112953790785" text:continue-list="list9195301158936082711" text:style-name="WWNum2">
        <text:list-item>
          <text:p text:style-name="P13"><text:span text:style-name="T2">Completed documenting the statement of work</text:span></text:p>
        </text:list-item>
        <text:list-item>
          <text:p text:style-name="P13"><text:span text:style-name="T2">Completed documenting the architecture and design of the project</text:span></text:p>
        </text:list-item>
        <text:list-item>
          <text:p text:style-name="P13"><text:span text:style-name="T2">Studied the codebase for ONNX Runtime, Tensorflow agent, MXNet agent and their corresponding Go bindings to figure out how to develop ONNX agent and Go bindings for ONNX agent.</text:span></text:p>
        </text:list-item>
        <text:list-item>
          <text:p text:style-name="P14"><text:span text:style-name="T2">Resolved the following runtime error in tensorflow</text:span></text:p>
          <text:list>
            <text:list-item>
              <text:p text:style-name="P7"><text:span text:style-name="T2">github.com/rai-project/tensorflow/vendor/github.com/alangpierce/go-forceexport.FindFuncWithName(0x2b8ba66, 0x3d, 0x0, 0x0, 0xc00031bf98)</text:span></text:p>
            </text:list-item>
          </text:list>
        </text:list-item>
      </text:list>
      <text:p text:style-name="P15"/>
      <text:list xml:id="list235112429445382" text:continue-list="list235112341620726" text:style-name="WWNum1">
        <text:list-item>
          <text:p text:style-name="P1"><text:span text:style-name="T1">List of Milestones to be completed and anticipated date (indicate which ones are in danger of not being met) </text:span></text:p>
        </text:list-item>
      </text:list>
      <text:list xml:id="list235111102504179" text:continue-list="list235112953790785" text:style-name="WWNum2">
        <text:list-item>
          <text:p text:style-name="P4"><text:span text:style-name="T3">Completed</text:span><text:span text:style-name="T2">: Work on documenting the design, architecture for the project – Priyanshu Khandelwal – 19 June</text:span></text:p>
        </text:list-item>
        <text:list-item>
          <text:p text:style-name="P8"><text:span text:style-name="T2">In Progress: Resolve runtime errors in Tensorflow and MXNet agents – 24 July</text:span></text:p>
        </text:list-item>
      </text:list>
      <text:p text:style-name="P6"/>
      <text:list xml:id="list235112761799277" text:continue-list="list235112429445382" text:style-name="WWNum1">
        <text:list-item>
          <text:p text:style-name="P1"><text:span text:style-name="T1">List of issues, problems, or concern(s)</text:span></text:p>
        </text:list-item>
      </text:list>
      <text:list xml:id="list235111531875633" text:continue-list="list235111102504179" text:style-name="WWNum2">
        <text:list-item>
          <text:p text:style-name="P5"><text:span text:style-name="T4">R</text:span><text:span text:style-name="T2">untime error in Tensorflow agent – Priyanshu Khandelwal</text:span></text:p>
          <text:list>
            <text:list-item>
              <text:p text:style-name="P9"><text:span text:style-name="T2">Error: unable to create tensorflow model graph: Invalid value in tensor used for shape: -385679360</text:span></text:p>
            </text:list-item>
          </text:list>
        </text:list-item>
        <text:list-item>
          <text:p text:style-name="P5"><text:span text:style-name="T4">R</text:span><text:span text:style-name="T2">untime errors in MXNet agent – Priyanshu Khandelwal</text:span></text:p>
          <text:list>
            <text:list-item>
              <text:p text:style-name="P5"><text:span text:style-name="T2">Version 1.5.0, 1.6.0 - error in mxnet :: [16:42:17] include/mxnet/./tuple.h:354: Check failed: ndim &gt;= -1 (-906324999 vs. -1) : ndim cannot be less than -1, received -906324999</text:span></text:p>
            </text:list-item>
            <text:list-item>
              <text:p text:style-name="P5"><text:span text:style-name="T2">Version 1.3.0-1.4.0 - error in mxnet :: [13:49:28] /root/mxnet-1.3.0/mxnet/3rdparty/dmlc-core/include/dmlc/memory_io.h:34: Check failed: curr_ptr_ + size &lt;= buffer_size_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Helvetica" fo:font-family="Helvetica" style:font-family-generic="roman" style:font-pitch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Helvetica" fo:font-family="Helvetica" style:font-family-generic="roman" style:font-pitch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Helvetica" fo:font-family="Helvetica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Helvetica" fo:font-family="Helvetica" style:font-family-generic="roman" style:font-pitch="variable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57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fo:font-size="12pt" fo:font-style="italic" style:font-size-asian="12pt" style:font-style-asian="italic" style:font-size-complex="12pt"/>
    </style:style>
    <style:style style:name="MT3" style:family="text">
      <style:text-properties fo:font-size="12pt" fo:font-style="italic" officeooo:rsid="00078f90" style:font-size-asian="12pt" style:font-style-asian="italic" style:font-size-complex="12pt"/>
    </style:style>
    <style:style style:name="Mgr1" style:family="graphic">
      <style:graphic-properties draw:stroke="solid" svg:stroke-width="0.088cm" svg:stroke-color="#2e75b6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7cm" fo:margin-right="0.397cm" fo:margin-top="0.053cm" fo:margin-bottom="0.079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064cm" fo:margin-right="1.778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508cm" fo:margin-left="0cm" fo:margin-right="0cm" fo:margin-top="0.40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nabling IBM Z in MLModelModelScope</text:span></text:p>
        <text:p text:style-name="MP1"><text:span text:style-name="MT1">Status Report</text:span></text:p>
        <text:p text:style-name="MP1"><text:span text:style-name="MT2">Date: </text:span><text:span text:style-name="MT3">12</text:span><text:span text:style-name="MT2">/0</text:span><text:span text:style-name="MT3">6</text:span><text:span text:style-name="MT2">/20</text:span></text:p>
        <text:p text:style-name="MP2"><draw:line text:anchor-type="paragraph" draw:z-index="0" draw:name="Straight Connector 1" draw:style-name="Mgr1" draw:text-style-name="MP3" svg:x1="-0.485cm" svg:y1="0.375cm" svg:x2="18.232cm" svg:y2="0.392cm"><text:p/></draw:line></text:p>
      </style:header>
      <style:footer>
        <text:p text:style-name="Header">OMF Linux Foundation<text:tab/><text:tab/>Summer 2018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4:22:00</meta:creation-date>
    <meta:initial-creator>Robert A Dahlberg</meta:initial-creator>
    <dc:language>en-IN</dc:language>
    <dc:date>2020-06-15T23:50:50.532868766</dc:date>
    <meta:editing-cycles>15</meta:editing-cycles>
    <meta:editing-duration>PT1H10M8S</meta:editing-duration>
    <meta:generator>LibreOffice/5.1.6.2$Linux_X86_64 LibreOffice_project/10m0$Build-2</meta:generator>
    <meta:document-statistic meta:table-count="0" meta:image-count="0" meta:object-count="0" meta:page-count="1" meta:paragraph-count="21" meta:word-count="224" meta:character-count="1580" meta:non-whitespace-character-count="13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tatus Reports.dotx" xlink:href=""/>
  </office:meta>
</office:document-meta>
</file>